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statice.is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1545">
            <text:p>1545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1155">
            <text:p>1155</text:p>
          </table:table-cell>
          <table:table-cell table:formula="of:=[.B3]-[.C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1262">
            <text:p>1262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1324">
            <text:p>1324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1242">
            <text:p>1242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1435">
            <text:p>1435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1193">
            <text:p>1193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1396">
            <text:p>1396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1594">
            <text:p>1594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1263">
            <text:p>1263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1304">
            <text:p>1304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1152">
            <text:p>1152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1171">
            <text:p>1171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1060">
            <text:p>1060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1428">
            <text:p>1428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1376">
            <text:p>1376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1322">
            <text:p>1322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1111">
            <text:p>1111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1518">
            <text:p>1518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1169">
            <text:p>1169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1360">
            <text:p>1360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1478">
            <text:p>1478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1280">
            <text:p>1280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1287">
            <text:p>1287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1462">
            <text:p>1462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1229">
            <text:p>1229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1121">
            <text:p>1121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1282">
            <text:p>1282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1124">
            <text:p>1124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1237">
            <text:p>1237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1248">
            <text:p>1248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1277">
            <text:p>1277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1191">
            <text:p>1191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1159">
            <text:p>1159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1181">
            <text:p>1181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1402">
            <text:p>1402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1253">
            <text:p>1253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1317">
            <text:p>1317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1207">
            <text:p>1207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1160">
            <text:p>1160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1200">
            <text:p>1200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1352">
            <text:p>1352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1293">
            <text:p>1293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1268">
            <text:p>1268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1218">
            <text:p>1218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1179">
            <text:p>1179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1121">
            <text:p>1121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1162">
            <text:p>1162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1114">
            <text:p>1114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1106">
            <text:p>1106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1122">
            <text:p>1122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1145">
            <text:p>1145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1082">
            <text:p>1082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1118">
            <text:p>1118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1064">
            <text:p>1064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1099">
            <text:p>1099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1153">
            <text:p>1153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1157">
            <text:p>1157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1165">
            <text:p>1165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1242">
            <text:p>1242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1167">
            <text:p>1167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1248">
            <text:p>1248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237">
            <text:p>1237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1327">
            <text:p>1327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315">
            <text:p>1315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291">
            <text:p>1291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391">
            <text:p>1391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385">
            <text:p>1385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390">
            <text:p>1390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451">
            <text:p>1451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457">
            <text:p>1457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501">
            <text:p>1501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447">
            <text:p>1447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475">
            <text:p>1475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495">
            <text:p>1495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412">
            <text:p>1412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343">
            <text:p>1343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435">
            <text:p>1435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421">
            <text:p>1421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482">
            <text:p>1482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538">
            <text:p>1538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656">
            <text:p>1656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583">
            <text:p>1583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653">
            <text:p>1653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584">
            <text:p>1584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652">
            <text:p>1652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598">
            <text:p>1598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724">
            <text:p>1724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818">
            <text:p>1818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716">
            <text:p>1716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704">
            <text:p>1704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796">
            <text:p>1796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719">
            <text:p>1719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753">
            <text:p>1753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717">
            <text:p>1717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923">
            <text:p>1923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879">
            <text:p>1879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843">
            <text:p>1843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821">
            <text:p>1821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901">
            <text:p>1901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828">
            <text:p>1828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725">
            <text:p>1725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822">
            <text:p>1822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826">
            <text:p>1826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824">
            <text:p>1824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837">
            <text:p>1837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903">
            <text:p>1903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943">
            <text:p>1943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987">
            <text:p>1987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002">
            <text:p>2002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2020">
            <text:p>2020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986">
            <text:p>1986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955">
            <text:p>1955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2154">
            <text:p>2154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2049">
            <text:p>2049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2178">
            <text:p>2178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2309">
            <text:p>2309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239">
            <text:p>2239</text:p>
          </table:table-cell>
          <table:table-cell office:value-type="float" office:value="2240">
            <text:p>2240</text:p>
          </table:table-cell>
          <table:table-cell table:formula="of:=[.B119]-[.C119]" office:value-type="float" office:value="-1">
            <text:p>-1</text:p>
          </table:table-cell>
          <table:table-cell table:formula="of:=[.D119]/[.C119]*100" office:value-type="float" office:value="-0.0446428571428571">
            <text:p>-0,0446428571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2257">
            <text:p>2257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2277">
            <text:p>2277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2308">
            <text:p>2308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2338">
            <text:p>2338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2693">
            <text:p>2693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05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05:49.79</dc:date>
    <dc:creator>Andrzej Bystrzycki</dc:creator>
    <meta:generator>OpenOffice.org/3.3$Win32 OpenOffice.org_project/330m20$Build-9567</meta:generator>
    <meta:editing-duration>PT2M21S</meta:editing-duration>
    <meta:editing-cycles>1</meta:editing-cycles>
    <meta:document-statistic meta:table-count="1" meta:cell-count="496" meta:object-count="0"/>
  </office:meta>
</office:document-meta>
</file>